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true" fo:min-height="2.965cm" fo:min-width="2.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97cm" svg:height="4.124cm" svg:x="0.951cm" svg:y="0.939cm">
          <text:p text:style-name="P1">Interface<text:line-break/>Control<text:line-break/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" draw:layer="layout" svg:width="4.5cm" svg:height="3cm" svg:x="6cm" svg:y="6.5cm">
          <text:p text:style-name="P1">cutpl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id="id5" draw:layer="layout" svg:width="4cm" svg:height="3.5cm" svg:x="11cm" svg:y="11cm">
          <text:p text:style-name="P1">Rejec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3" draw:layer="layout" svg:width="4cm" svg:height="3.5cm" svg:x="11cm" svg:y="1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4" draw:layer="layout" svg:width="4cm" svg:height="3.5cm" svg:x="1cm" svg:y="11cm">
          <text:p text:style-name="P1">Accep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2.699cm" svg:y1="4.818cm" svg:x2="6cm" svg:y2="8cm" draw:start-shape="id1" draw:start-glue-point="6" draw:end-shape="id2" draw:end-glue-point="3" svg:d="m2699 4818 3301 3182">
          <text:p/>
        </draw:connector>
        <draw:connector draw:style-name="gr5" draw:text-style-name="P1" draw:layer="layout" draw:type="line" svg:x1="12.999cm" svg:y1="4.5cm" svg:x2="10.5cm" svg:y2="8cm" draw:start-shape="id3" draw:start-glue-point="8" draw:end-shape="id2" svg:d="m12999 4500-2499 3500">
          <text:p/>
        </draw:connector>
        <draw:connector draw:style-name="gr5" draw:text-style-name="P1" draw:layer="layout" draw:type="line" svg:x1="8.25cm" svg:y1="9.5cm" svg:x2="4.592cm" svg:y2="12.749cm" draw:start-shape="id2" draw:start-glue-point="2" draw:end-shape="id4" draw:end-glue-point="9" svg:d="m8250 9500-3658 3249">
          <text:p/>
        </draw:connector>
        <draw:connector draw:style-name="gr6" draw:text-style-name="P1" draw:layer="layout" draw:type="line" svg:x1="8.25cm" svg:y1="9.5cm" svg:x2="11.399cm" svg:y2="12.749cm" draw:start-shape="id2" draw:start-glue-point="2" draw:end-shape="id5" draw:end-glue-point="6" svg:d="m8250 9500 3149 3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3T17:18:20</meta:creation-date>
    <dc:date>2009-04-11T08:07:56</dc:date>
    <meta:editing-duration>PT00H24M53S</meta:editing-duration>
    <meta:editing-cycles>5</meta:editing-cycles>
    <meta:generator>OpenOffice.org/3.0$Uni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